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3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c6ae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d1db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505c4e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9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0" style:family="paragraph" style:parent-style-name="Standard">
      <style:text-properties style:font-name="Liberation Sans" fo:font-size="12pt" officeooo:rsid="0e0463fc" officeooo:paragraph-rsid="104a6b49" style:font-size-asian="12pt" style:font-size-complex="12pt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4" style:family="paragraph" style:parent-style-name="Standard">
      <style:text-properties officeooo:paragraph-rsid="0b0ddd8e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officeooo:paragraph-rsid="0daa4aef"/>
    </style:style>
    <style:style style:name="P70" style:family="paragraph" style:parent-style-name="Standard">
      <style:text-properties officeooo:rsid="0dde9a1c" officeooo:paragraph-rsid="0dde9a1c"/>
    </style:style>
    <style:style style:name="P71" style:family="paragraph" style:parent-style-name="Standard">
      <style:text-properties officeooo:rsid="0dde9a1c" officeooo:paragraph-rsid="0f4adb30"/>
    </style:style>
    <style:style style:name="P72" style:family="paragraph" style:parent-style-name="Standard">
      <style:text-properties officeooo:rsid="0dde9a1c" officeooo:paragraph-rsid="0f5bbe35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4" style:family="paragraph" style:parent-style-name="Standard">
      <style:text-properties officeooo:rsid="0dde9a1c" officeooo:paragraph-rsid="10505c4e"/>
    </style:style>
    <style:style style:name="P75" style:family="paragraph" style:parent-style-name="Standard">
      <style:text-properties officeooo:paragraph-rsid="0f1c472f"/>
    </style:style>
    <style:style style:name="P76" style:family="paragraph" style:parent-style-name="Standard">
      <style:text-properties officeooo:paragraph-rsid="0f3ae219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Standard">
      <style:text-properties officeooo:paragraph-rsid="0f4adb30"/>
    </style:style>
    <style:style style:name="P80" style:family="paragraph" style:parent-style-name="Standard">
      <style:text-properties officeooo:paragraph-rsid="0f4cd335"/>
    </style:style>
    <style:style style:name="P81" style:family="paragraph" style:parent-style-name="Standard">
      <style:text-properties officeooo:paragraph-rsid="0f6ac771"/>
    </style:style>
    <style:style style:name="P82" style:family="paragraph" style:parent-style-name="Standard">
      <style:text-properties officeooo:paragraph-rsid="0f6d4ef8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102f2d76"/>
    </style:style>
    <style:style style:name="P91" style:family="paragraph" style:parent-style-name="Standard">
      <style:paragraph-properties fo:text-align="center" style:justify-single-word="false"/>
      <style:text-properties officeooo:paragraph-rsid="1032d70c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Footnote">
      <style:text-properties officeooo:paragraph-rsid="101f3d54"/>
    </style:style>
    <style:style style:name="P95" style:family="paragraph" style:parent-style-name="Standard">
      <style:text-properties officeooo:paragraph-rsid="102b18a5"/>
    </style:style>
    <style:style style:name="P96" style:family="paragraph" style:parent-style-name="Standard">
      <style:text-properties officeooo:paragraph-rsid="102d0319"/>
    </style:style>
    <style:style style:name="P97" style:family="paragraph" style:parent-style-name="Standard">
      <style:text-properties officeooo:paragraph-rsid="1032d175"/>
    </style:style>
    <style:style style:name="P98" style:family="paragraph" style:parent-style-name="Footnote">
      <style:text-properties officeooo:paragraph-rsid="101b7bd9"/>
    </style:style>
    <style:style style:name="P99" style:family="paragraph" style:parent-style-name="Standard">
      <style:text-properties officeooo:paragraph-rsid="103d33d3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officeooo:rsid="1049ed3a"/>
    </style:style>
    <style:style style:name="T168" style:family="text">
      <style:text-properties fo:color="#000000" loext:opacity="100%" fo:language="en" fo:country="GB" fo:font-weight="bold" officeooo:rsid="1049ed3a" style:font-weight-asian="bold" style:font-weight-complex="bold"/>
    </style:style>
    <style:style style:name="T169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0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2d70c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9ed3a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language="en" fo:country="GB"/>
    </style:style>
    <style:style style:name="T24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3" style:family="text">
      <style:text-properties fo:language="en" fo:country="GB" officeooo:rsid="0f28d107"/>
    </style:style>
    <style:style style:name="T244" style:family="text">
      <style:text-properties fo:language="en" fo:country="GB" officeooo:rsid="10a19599"/>
    </style:style>
    <style:style style:name="T245" style:family="text">
      <style:text-properties fo:language="en" fo:country="GB" officeooo:rsid="10b6b930"/>
    </style:style>
    <style:style style:name="T246" style:family="text">
      <style:text-properties fo:language="en" fo:country="GB" fo:font-weight="bold" style:font-weight-asian="bold" style:font-weight-complex="bold"/>
    </style:style>
    <style:style style:name="T247" style:family="text">
      <style:text-properties fo:language="en" fo:country="GB" officeooo:rsid="104a6b49"/>
    </style:style>
    <style:style style:name="T248" style:family="text">
      <style:text-properties officeooo:rsid="0f981b1c"/>
    </style:style>
    <style:style style:name="T249" style:family="text">
      <style:text-properties style:font-name="Liberation Mono" fo:font-size="8pt" style:font-size-asian="8pt" style:font-size-complex="8pt" loext:padding="0.049cm" loext:border="0.31pt solid #000000"/>
    </style:style>
    <style:style style:name="T250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officeooo:rsid="0fed6741"/>
    </style:style>
    <style:style style:name="T265" style:family="text">
      <style:text-properties officeooo:rsid="10b6b930"/>
    </style:style>
    <style:style style:name="T266" style:family="text">
      <style:text-properties fo:font-weight="bold" officeooo:rsid="10b6b930" style:font-weight-asian="bold" style:font-weight-complex="bold"/>
    </style:style>
    <style:style style:name="T267" style:family="text">
      <style:text-properties fo:font-weight="bold" officeooo:rsid="1037dad2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100"><text:span text:style-name="Strong_20_Emphasis"><text:span text:style-name="T120">Checklist for installing </text:span></text:span><text:span text:style-name="Strong_20_Emphasis"><text:span text:style-name="T120"><text:user-field-get text:name="Distro">Ubuntu</text:user-field-get></text:span></text:span><text:span text:style-name="Strong_20_Emphasis"><text:span text:style-name="T120"><text:s/></text:span></text:span><text:span text:style-name="Strong_20_Emphasis"><text:span text:style-name="T121"><text:user-field-get text:name="Version">24.04 LTS</text:user-field-get></text:span></text:span><text:span text:style-name="Strong_20_Emphasis"><text:span text:style-name="T122"><text:note text:id="ftn1" text:note-class="footnote"><text:note-citation>1</text:note-citation><text:note-body><text:p text:style-name="P94"><text:span text:style-name="T251">This </text:span><text:span text:style-name="Strong_20_Emphasis"><text:span text:style-name="T253"><text:user-field-get text:name="Distro">Ubuntu</text:user-field-get></text:span></text:span><text:span text:style-name="T252"><text:s/></text:span><text:span text:style-name="T254"><text:user-field-get text:name="Version">24.04 LTS</text:user-field-get></text:span><text:span text:style-name="T254"><text:s/>Desktop</text:span><text:span text:style-name="T251"> (codename noble) from April </text:span><text:span text:style-name="Strong_20_Emphasis"><text:span text:style-name="T255"><text:user-field-get text:name="Releaseyear">2024</text:user-field-get></text:span></text:span><text:span text:style-name="T251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3"><text:s/></text:span></text:span><text:span text:style-name="Strong_20_Emphasis"><text:span text:style-name="T125">Desktop</text:span></text:span><text:span text:style-name="Strong_20_Emphasis"><text:span text:style-name="T124">.</text:span></text:span></text:p>
      <text:p text:style-name="P34"><text:span text:style-name="Strong_20_Emphasis"><text:span text:style-name="T88"/></text:span></text:p>
      <text:p text:style-name="P34"><text:span text:style-name="Strong_20_Emphasis"><text:span text:style-name="T194">This is a fillable PDF, no printing required.</text:span></text:span></text:p>
      <text:p text:style-name="P35"><text:span text:style-name="Strong_20_Emphasis"><text:span text:style-name="T119"/></text:span></text:p>
      <text:p text:style-name="P21"><text:span text:style-name="T140">Fill in the </text:span><text:span text:style-name="Strong_20_Emphasis"><text:span text:style-name="T57">text box</text:span></text:span><text:span text:style-name="T140"> behind the </text:span><text:span text:style-name="T148">underlined</text:span><text:span text:style-name="T141"> </text:span><text:span text:style-name="T140">words, see [explanation]:</text:span></text:p>
      <text:p text:style-name="P19"><text:span text:style-name="Definition"><text:span text:style-name="T242">user</text:span></text:span><text:span text:style-name="T195"><text:tab/><text:tab/></text:span><text:span text:style-name="T205"> <text:tab/><text:tab/><text:tab/> </text:span><text:span text:style-name="T196"><draw:control text:anchor-type="as-char" svg:y="-0.4cm" draw:z-index="4" draw:name="Gebruiker" draw:style-name="gr2" draw:text-style-name="P106" svg:width="6.4cm" svg:height="0.6cm" draw:control="control3"><svg:title>Gebruiker</svg:title><svg:desc>Volledige naam, bijv. Jan Stek</svg:desc></draw:control></text:span><text:span text:style-name="T196"><text:s text:c="2"/></text:span><text:span text:style-name="T197">[</text:span><text:span text:style-name="T204">F</text:span><text:span text:style-name="T198">ull </text:span><text:span text:style-name="T206">na</text:span><text:span text:style-name="T208">me,</text:span><text:span text:style-name="T206"> </text:span><text:span text:style-name="T208">e.g.</text:span><text:span text:style-name="T206"> </text:span><text:span text:style-name="T207">J</text:span><text:span text:style-name="T210">ohn Doe</text:span><text:span text:style-name="T213">]</text:span></text:p>
      <text:p text:style-name="P75"><text:span text:style-name="Definition"><text:span text:style-name="T212">USER</text:span></text:span><text:span text:style-name="Definition"><text:span text:style-name="T241">na</text:span></text:span><text:span text:style-name="Definition"><text:span text:style-name="T243">me</text:span></text:span><text:span text:style-name="T211"><text:tab/><text:tab/><text:tab/> </text:span><text:span text:style-name="T211"><draw:control text:anchor-type="as-char" svg:y="-0.4cm" draw:z-index="11" draw:name="Gberuikersnaam 2" draw:style-name="gr2" draw:text-style-name="P106" svg:width="6.4cm" svg:height="0.6cm" draw:control="control10"><svg:title>Gebruikersnaam</svg:title><svg:desc>Korte naam, bijv. jan</svg:desc></draw:control></text:span><text:span text:style-name="T211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31">j</text:span><text:span text:style-name="T133">oh</text:span><text:span text:style-name="T131">n</text:span><text:span text:style-name="T132">]</text:span></text:p>
      <text:p text:style-name="P18"><text:span text:style-name="Definition"><text:span text:style-name="T241">COMPUTERNA</text:span></text:span><text:span text:style-name="Definition"><text:span text:style-name="T243">me</text:span></text:span><text:span text:style-name="T214"><text:tab/> </text:span><text:span text:style-name="T241"><draw:control text:anchor-type="as-char" svg:y="-0.4cm" draw:z-index="5" draw:name="Computernaam" draw:style-name="gr2" draw:text-style-name="P106" svg:width="6.4cm" svg:height="0.6cm" draw:control="control4"><svg:title>Computernaam</svg:title><svg:desc>Unieke naam van de computer</svg:desc></draw:control></text:span><text:span text:style-name="T241"><text:s text:c="2"/></text:span><text:span text:style-name="T215">[</text:span><text:span text:style-name="T221">N</text:span><text:span text:style-name="T216">a</text:span><text:span text:style-name="T220">me of the</text:span><text:span text:style-name="T216"> compute</text:span><text:span text:style-name="T217">r, </text:span><text:span text:style-name="T220">e.g.</text:span><text:span text:style-name="T218"> </text:span><text:span text:style-name="T219">pc02</text:span><text:span text:style-name="T215">]</text:span></text:p>
      <text:p text:style-name="P22"><text:span text:style-name="Definition"><text:span text:style-name="T223">USER</text:span></text:span><text:span text:style-name="T222"><text:tab/><text:tab/></text:span><text:span text:style-name="T205"> <text:tab/><text:tab/><text:tab/> </text:span><text:span text:style-name="T196"><draw:control text:anchor-type="as-char" svg:y="-0.4cm" draw:z-index="8" draw:name="Gebruiker 1" draw:style-name="gr2" draw:text-style-name="P106" svg:width="6.4cm" svg:height="0.6cm" draw:control="control7"><svg:title>Gebruiker</svg:title><svg:desc>Volledige naam, bijv. Jan Stek</svg:desc></draw:control></text:span><text:span text:style-name="T196"><text:s text:c="2"/></text:span><text:span text:style-name="T197">[</text:span><text:span text:style-name="T204">F</text:span><text:span text:style-name="T199">ull </text:span><text:span text:style-name="T200">na</text:span><text:span text:style-name="T201">me</text:span><text:span text:style-name="T200"> possibly </text:span><text:span text:style-name="T203">2</text:span><text:span text:style-name="T235">nd</text:span><text:span text:style-name="T203"> </text:span><text:span text:style-name="T202">user</text:span><text:span text:style-name="T209">]</text:span></text:p>
      <text:p text:style-name="P93"><text:span text:style-name="Definition"><text:span text:style-name="T223">USERN</text:span></text:span><text:span text:style-name="Definition"><text:span text:style-name="T224">a</text:span></text:span><text:span text:style-name="Definition"><text:span text:style-name="T225">me</text:span></text:span><text:span text:style-name="Definition"><text:span text:style-name="T229"><text:tab/><text:tab/><text:tab/> </text:span></text:span><text:span text:style-name="T211"><draw:control text:anchor-type="as-char" svg:y="-0.4cm" draw:z-index="9" draw:name="Gberuikersnaam 1" draw:style-name="gr2" draw:text-style-name="P106" svg:width="6.4cm" svg:height="0.6cm" draw:control="control8"><svg:title>Gebruikersnaam</svg:title><svg:desc>Korte naam, bijv. jan</svg:desc></draw:control></text:span><text:span text:style-name="T211"><text:s text:c="2"/></text:span><text:span text:style-name="T226">[</text:span><text:span text:style-name="T228">U</text:span><text:span text:style-name="T227">ser</text:span><text:span text:style-name="T231">na</text:span><text:span text:style-name="T232">me</text:span><text:span text:style-name="T231"> possibly </text:span><text:span text:style-name="T234">2</text:span><text:span text:style-name="T236">nd</text:span><text:span text:style-name="T234"> </text:span><text:span text:style-name="T233">user</text:span><text:span text:style-name="T230">]</text:span></text:p>
      <text:p text:style-name="P20"><text:span text:style-name="T134">Replace the </text:span><text:span text:style-name="T147">underlined</text:span><text:span text:style-name="T134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4">.</text:span></text:p>
      <text:p text:style-name="P61"/>
      <text:p text:style-name="P61"/>
      <text:p text:style-name="P23"><text:span text:style-name="T143">Not yet on Linux?</text:span><text:span text:style-name="T135"><text:tab/></text:span><text:span text:style-name="T142">Use</text:span><text:span text:style-name="T136"> </text:span><text:span text:style-name="Strong_20_Emphasis"><text:span text:style-name="T145">Checklist </text:span></text:span><text:span text:style-name="Strong_20_Emphasis"><text:span text:style-name="T146">transfer</text:span></text:span><text:span text:style-name="T136"> o</text:span><text:span text:style-name="T139">n</text:span><text:span text:style-name="T13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7"> </text:span><text:span text:style-name="T139">u</text:span><text:span text:style-name="T137">nder </text:span><text:span text:style-name="T144">Linux</text:span><text:span text:style-name="T138">.</text:span></text:p>
      <text:p text:style-name="P58"><text:span text:style-name="T158">New installation?</text:span><text:span text:style-name="T160"><text:tab/><text:tab/></text:span><text:span text:style-name="T162">Start at chapter</text:span><text:span text:style-name="T160"> </text:span><text:span text:style-name="T158"><text:bookmark-ref text:reference-format="page" text:ref-name="__RefNumPara__4009_1271708128">2</text:bookmark-ref></text:span><text:span text:style-name="T160"><text:s text:c="2"/></text:span><text:span text:style-name="T159"><text:bookmark-ref text:reference-format="text" text:ref-name="__RefNumPara__4009_1271708128">Perform installation</text:bookmark-ref></text:span><text:span text:style-name="T161">.</text:span></text:p>
      <text:p text:style-name="P40"/>
      <text:p text:style-name="P40"/>
      <text:list text:style-name="L1">
        <text:list-item>
          <text:p text:style-name="P102"><text:bookmark-start text:name="__RefNumPara__4083_1271708128"/>Prepar<text:span text:style-name="T248">e </text:span>installatio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8"><text:span text:style-name="Strong_20_Emphasis"><text:span text:style-name="T62"><draw:control text:anchor-type="as-char" draw:z-index="7" draw:name="Vorm3_0" draw:style-name="gr1" draw:text-style-name="P10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><draw:control text:anchor-type="as-char" draw:z-index="13" draw:name="Vorm3_ 1" draw:style-name="gr1" draw:text-style-name="P10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67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7"><text:span text:style-name="User_20_Entry"><text:span text:style-name="T91">Login any additional </text:span></text:span><text:span text:style-name="Definition"><text:span text:style-name="T240">USER</text:span></text:span><text:span text:style-name="User_20_Entry"><text:span text:style-name="T95">s</text:span></text:span><text:span text:style-name="User_20_Entry"><text:span text:style-name="T100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2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4"><draw:control text:anchor-type="as-char" draw:z-index="16" draw:name="Vorm 4" draw:style-name="gr1" draw:text-style-name="P10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1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7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9">Super</text:span> key is the Windows key, Command key (Apple), or Magnifier key<text:span text:style-name="T155"> </text:span><text:span text:style-name="T156">(Chromebook)</text:span><text:span text:style-name="T155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4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4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6"><text:span text:style-name="T13">Type these two commands, each followed by the</text:span><text:span text:style-name="Strong_20_Emphasis"><text:span text:style-name="T39"> </text:span></text:span><text:span text:style-name="Strong_20_Emphasis"><text:span text:style-name="T118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7"><text:span text:style-name="User_20_Entry"><text:span text:style-name="T105">wget karelzimmer.nl/</text:span></text:span><text:span text:style-name="User_20_Entry"><text:span text:style-name="T106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7"><text:span text:style-name="User_20_Entry"><text:span text:style-name="T105">bash </text:span></text:span><text:span text:style-name="User_20_Entry"><text:span text:style-name="T107">getkz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7" office:value-type="string">
            <text:p text:style-name="P70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8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4"><draw:control text:anchor-type="as-char" draw:z-index="17" draw:name="Vorm 6" draw:style-name="gr1" draw:text-style-name="P10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64"><draw:control text:anchor-type="as-char" draw:z-index="18" draw:name="Vorm 7" draw:style-name="gr1" draw:text-style-name="P105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81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7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5">menu</text:span></text:span><text:span text:style-name="Strong_20_Emphasis"><text:span text:style-name="T35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5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69"><text:span text:style-name="Strong_20_Emphasis"><text:span text:style-name="T41">Select </text:span></text:span><text:span text:style-name="Strong_20_Emphasis"><text:span text:style-name="T76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0"><text:span text:style-name="Strong_20_Emphasis"><text:span text:style-name="T40">Follow the instructions on the screen.</text:span></text:span></text:p>
          </table:table-cell>
        </table:table-row>
      </table:table>
      <text:p text:style-name="P30"/>
      <text:list text:continue-numbering="true" text:style-name="L1">
        <text:list-item>
          <text:p text:style-name="P10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3"><text:span text:style-name="Strong_20_Emphasis"><text:span text:style-name="T64"><draw:control text:anchor-type="as-char" draw:z-index="2" draw:name="Vorm9" draw:style-name="gr1" draw:text-style-name="P10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9"><text:span text:style-name="T149">Boot the computer from</text:span><text:span text:style-name="T154"><text:note text:id="ftn4" text:note-class="footnote"><text:note-citation>1</text:note-citation><text:note-body><text:p text:style-name="P6"><text:span text:style-name="T101">Boot menu/Setup via one of the </text:span><text:span text:style-name="T102">f</text:span><text:span text:style-name="T101">requently used keys:</text:span> <text:span text:style-name="T250">Esc</text:span>, <text:span text:style-name="T250">Delete</text:span>, <text:span text:style-name="T250">F1</text:span>, <text:span text:style-name="T250">F2</text:span>, <text:span text:style-name="T250">F9</text:span>, <text:span text:style-name="T250">F10</text:span>, <text:span text:style-name="T250">F11</text:span>, <text:span text:style-name="T264">or </text:span><text:span text:style-name="T250">F12</text:span>.</text:p></text:note-body></text:note></text:span><text:span text:style-name="T149"> an</text:span><text:span text:style-name="T151"> </text:span><text:span text:style-name="Strong_20_Emphasis"><text:span text:style-name="T128"><text:user-field-get text:name="Distro">Ubuntu</text:user-field-get></text:span></text:span><text:span text:style-name="T153"><text:s/></text:span><text:span text:style-name="T129"><text:user-field-get text:name="Version">24.04 LTS</text:user-field-get></text:span><text:span text:style-name="T129"><text:s/></text:span><text:span text:style-name="Strong_20_Emphasis"><text:span text:style-name="T89">Desktop </text:span></text:span><text:span text:style-name="Strong_20_Emphasis"><text:span text:style-name="T87">L</text:span></text:span><text:span text:style-name="T84">ive</text:span><text:span text:style-name="T84"><text:note text:id="ftn5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57"><text:user-field-get text:name="Distro">Ubuntu</text:user-field-get></text:span></text:span><text:span text:style-name="Strong_20_Emphasis"><text:span text:style-name="T157"><text:s/></text:span></text:span><text:span text:style-name="T18">without modifying any files on the hard drive and also allows installation of </text:span><text:span text:style-name="Strong_20_Emphasis"><text:span text:style-name="T157"><text:user-field-get text:name="Distro">Ubuntu</text:user-field-get></text:span></text:span><text:span text:style-name="Strong_20_Emphasis"><text:span text:style-name="T157">.</text:span></text:span></text:p></text:note-body></text:note></text:span><text:span text:style-name="T149"> USB stick</text:span><text:span text:style-name="T85"><text:note text:id="ftn6" text:note-class="footnote"><text:note-citation>3</text:note-citation><text:note-body><text:p text:style-name="P98"><text:span text:style-name="Strong_20_Emphasis"><text:span text:style-name="T92">Create a bootable USB stick:<text:line-break/>Download a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Desktop</text:span></text:span><text:span text:style-name="Strong_20_Emphasis"><text:span text:style-name="T92"> </text:span></text:span><text:span text:style-name="Strong_20_Emphasis"><text:span text:style-name="T96"><text:user-field-get text:name="Version">24.04 LTS</text:user-field-get></text:span></text:span><text:span text:style-name="Strong_20_Emphasis"><text:span text:style-name="T97"><text:s/></text:span></text:span><text:span text:style-name="Strong_20_Emphasis"><text:span text:style-name="T9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7">ubuntu.com/download</text:span></text:span></text:a><text:span text:style-name="Strong_20_Emphasis"><text:span text:style-name="T93">.</text:span></text:span><text:span text:style-name="Strong_20_Emphasis"><text:span text:style-name="T92"><text:line-break/></text:span></text:span><text:span text:style-name="Strong_20_Emphasis"><text:span text:style-name="T94">The next steps are described in </text:span></text:span><text:span text:style-name="Strong_20_Emphasis"><text:span text:style-name="T98">Linux informati</text:span></text:span><text:span text:style-name="Strong_20_Emphasis"><text:span text:style-name="T99">on</text:span></text:span><text:span text:style-name="Strong_20_Emphasis"><text:span text:style-name="T9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8">karelzimmer.nl/en</text:span></text:span></text:a><text:span text:style-name="Strong_20_Emphasis"><text:span text:style-name="T94">, u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39"><text:span text:style-name="T130">Select</text:span><text:span text:style-name="Strong_20_Emphasis"><text:span text:style-name="T65"> </text:span></text:span><text:span text:style-name="Strong_20_Emphasis"><text:span text:style-name="T79">Try or I</text:span></text:span><text:span text:style-name="Strong_20_Emphasis"><text:span text:style-name="T80">n</text:span></text:span><text:span text:style-name="Strong_20_Emphasis"><text:span text:style-name="T81">stall Ubuntu</text:span></text:span><text:span text:style-name="T150"> </text:span><text:span text:style-name="T152">and press the </text:span><text:span text:style-name="Strong_20_Emphasis"><text:span text:style-name="T118">Enter</text:span></text:span><text:span text:style-name="Strong_20_Emphasis"><text:span text:style-name="T60"> </text:span></text:span><text:span text:style-name="Strong_20_Emphasis"><text:span text:style-name="T61">key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0"><text:span text:style-name="Strong_20_Emphasis"><text:span text:style-name="T115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91"><text:span text:style-name="Strong_20_Emphasis"><text:span text:style-name="T63"><draw:control text:anchor-type="as-char" draw:z-index="23" draw:name="Vorm 10" draw:style-name="gr1" draw:text-style-name="P105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57"><text:span text:style-name="T265">At</text:span> <text:span text:style-name="T267">Select your ke</text:span><text:span text:style-name="T266">yboard </text:span><text:span text:style-name="T267">layout</text:span>: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60"><text:span text:style-name="T245">Choose</text:span><text:span text:style-name="T241"> </text:span><text:span text:style-name="T246">English (US)</text:span><text:span text:style-name="T241"> </text:span><text:span text:style-name="T245">a</text:span><text:span text:style-name="T244">n</text:span><text:span text:style-name="T245">d </text:span><text:span text:style-name="T247">variant</text:span><text:span text:style-name="T245"> </text:span><text:span text:style-name="Strong_20_Emphasis"><text:span text:style-name="T244">English (US, intl., with dead keys)</text:span></text:span><text:span text:style-name="T244"> </text:span><text:span text:style-name="T167">and click </text:span><text:span text:style-name="T168">Next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86"><text:span text:style-name="Strong_20_Emphasis"><text:span text:style-name="T33"><draw:control text:anchor-type="as-char" draw:z-index="24" draw:name="Vorm 11" draw:style-name="gr1" draw:text-style-name="P105" svg:width="0.35cm" svg:height="0.35cm" draw:control="control23"/></text:span></text:span></text:p>
          </table:table-cell>
          <table:table-cell table:style-name="_32_._5f_Installatie_5f_uitvoeren.C5" office:value-type="string">
            <text:p text:style-name="P27"><text:span text:style-name="T186">At</text:span><text:span text:style-name="T187"> </text:span><text:span text:style-name="Strong_20_Emphasis"><text:span text:style-name="T188">What apps would you like to install to start with?</text:span></text:span><text:span text:style-name="Strong_20_Emphasis"><text:span text:style-name="T177"> </text:span></text:span><text:span text:style-name="Strong_20_Emphasis"><text:span text:style-name="T178">choose</text:span></text:span><text:span text:style-name="Strong_20_Emphasis"><text:span text:style-name="T177"> </text:span></text:span><text:span text:style-name="Strong_20_Emphasis"><text:span text:style-name="T188">Extended selection</text:span></text:span><text:span text:style-name="Strong_20_Emphasis"><text:span text:style-name="T177"> 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28"><text:span text:style-name="Strong_20_Emphasis"><text:span text:style-name="T179">and click </text:span></text:span><text:span text:style-name="Strong_20_Emphasis"><text:span text:style-name="T192">Next</text:span></text:span><text:span text:style-name="Strong_20_Emphasis"><text:span text:style-name="T179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86"><text:span text:style-name="Strong_20_Emphasis"><text:span text:style-name="T33"><draw:control text:anchor-type="as-char" draw:z-index="10" draw:name="Vorm 1" draw:style-name="gr1" draw:text-style-name="P105" svg:width="0.35cm" svg:height="0.35cm" draw:control="control9"/></text:span></text:span></text:p>
          </table:table-cell>
          <table:table-cell table:style-name="_32_._5f_Installatie_5f_uitvoeren.C12" office:value-type="string">
            <text:p text:style-name="P26"><text:span text:style-name="T184">At</text:span><text:span text:style-name="T180"> </text:span><text:span text:style-name="Strong_20_Emphasis"><text:span text:style-name="T185">Create your account</text:span></text:span><text:span text:style-name="Strong_20_Emphasis"><text:span text:style-name="T175">: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3" office:value-type="string">
            <text:p text:style-name="P27"><text:span text:style-name="Strong_20_Emphasis"><text:span text:style-name="T176">E</text:span></text:span><text:span text:style-name="T180">nter your </text:span><text:span text:style-name="T191">Your n</text:span><text:span text:style-name="T190">ame </text:span><text:span text:style-name="Definition"><text:span text:style-name="T14">USER</text:span></text:span><text:span text:style-name="Strong_20_Emphasis"><text:span text:style-name="T174">, <text:line-break/></text:span></text:span><text:span text:style-name="Strong_20_Emphasis"><text:span text:style-name="T182">Y</text:span></text:span><text:span text:style-name="Strong_20_Emphasis"><text:span text:style-name="T181">our computer</text:span></text:span><text:span text:style-name="Strong_20_Emphasis"><text:span text:style-name="T182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3">,<text:line-break/></text:span></text:span><text:span text:style-name="Strong_20_Emphasis"><text:span text:style-name="T183">Pick</text:span></text:span><text:span text:style-name="Strong_20_Emphasis"><text:span text:style-name="T181"> a username</text:span></text:span><text:span text:style-name="Strong_20_Emphasis"><text:span text:style-name="T173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3">,<text:line-break/></text:span></text:span><text:span text:style-name="Strong_20_Emphasis"><text:span text:style-name="T172">enter a </text:span></text:span><text:span text:style-name="Strong_20_Emphasis"><text:span text:style-name="T189">password</text:span></text:span><text:span text:style-name="Strong_20_Emphasis"><text:span text:style-name="T172"> twice </text:span></text:span><text:span text:style-name="Strong_20_Emphasis"><text:span text:style-name="T179">and click </text:span></text:span><text:span text:style-name="Strong_20_Emphasis"><text:span text:style-name="T192">Next</text:span></text:span><text:span text:style-name="Strong_20_Emphasis"><text:span text:style-name="T179">.</text:span></text:span></text:p>
          </table:table-cell>
        </table:table-row>
      </table:table>
      <text:p text:style-name="P64"><text:span text:style-name="Strong_20_Emphasis"><text:span text:style-name="T66"/></text:span></text:p>
      <text:list text:continue-numbering="true" text:style-name="L1">
        <text:list-item>
          <text:p text:style-name="P101"><text:span text:style-name="Strong_20_Emphasis"><text:span text:style-name="T83">Finish installation</text:span></text:span></text:p>
        </text:list-item>
      </text:list>
      <text:p text:style-name="P65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7"><text:span text:style-name="Strong_20_Emphasis"><text:span text:style-name="T64"><draw:control text:anchor-type="as-char" draw:z-index="3" draw:name="Vorm24" draw:style-name="gr1" draw:text-style-name="P10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2" office:value-type="string">
            <text:p text:style-name="P66"><text:span text:style-name="Strong_20_Emphasis"><text:span text:style-name="T67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6"><text:span text:style-name="Strong_20_Emphasis"><text:span text:style-name="T90"><draw:control text:anchor-type="as-char" draw:z-index="14" draw:name="Vorm4_ 1" draw:style-name="gr1" draw:text-style-name="P105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4"><text:span text:style-name="Strong_20_Emphasis"><text:span text:style-name="T114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0"><text:span text:style-name="Strong_20_Emphasis"><text:span text:style-name="T64"><draw:control text:anchor-type="as-char" draw:z-index="19" draw:name="Vorm4" draw:style-name="gr1" draw:text-style-name="P105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96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7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2"><text:span text:style-name="T170">The </text:span><text:span text:style-name="T169">Super</text:span><text:span text:style-name="T170"> key is the Windows key, Command key (Apple), or Magnifier key </text:span><text:span text:style-name="T171">(Chromebook)</text:span><text:span text:style-name="T170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4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88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79"><text:span text:style-name="T15">Type these two commands, each followed by the</text:span><text:span text:style-name="Strong_20_Emphasis"><text:span text:style-name="T39"> </text:span></text:span><text:span text:style-name="Strong_20_Emphasis"><text:span text:style-name="T118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7" office:value-type="string">
            <text:p text:style-name="P82"><text:span text:style-name="User_20_Entry"><text:span text:style-name="T105">wget karelzimmer.nl/</text:span></text:span><text:span text:style-name="User_20_Entry"><text:span text:style-name="T106">get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8" office:value-type="string">
            <text:p text:style-name="P97"><text:span text:style-name="User_20_Entry"><text:span text:style-name="T105">bash </text:span></text:span><text:span text:style-name="User_20_Entry"><text:span text:style-name="T107">getkz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9" office:value-type="string">
            <text:p text:style-name="P71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10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90"><text:span text:style-name="Strong_20_Emphasis"><text:span text:style-name="T64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95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7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7">menu</text:span></text:span><text:span text:style-name="Strong_20_Emphasis"><text:span text:style-name="T44"> and click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7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0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82">3</text:span></text:span><text:span text:style-name="Strong_20_Emphasis"><text:span text:style-name="T68"> </text:span></text:span><text:span text:style-name="Strong_20_Emphasis"><text:span text:style-name="T69">Finish installatio</text:span></text:span><text:span text:style-name="Strong_20_Emphasis"><text:span text:style-name="T70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3" office:value-type="string">
            <text:p text:style-name="P72"><text:span text:style-name="Strong_20_Emphasis"><text:span text:style-name="T40">Follow the instructions on the screen.</text:span></text:span></text:p>
          </table:table-cell>
        </table:table-row>
      </table:table>
      <text:p text:style-name="P65"><text:span text:style-name="Strong_20_Emphasis"><text:span text:style-name="T26"/></text:span></text:p>
      <text:list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193">rovision user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9"><text:span text:style-name="Strong_20_Emphasis"><text:span text:style-name="T64"><draw:control text:anchor-type="as-char" draw:z-index="6" draw:name="Vorm40_0" draw:style-name="gr1" draw:text-style-name="P105" svg:width="0.35cm" svg:height="0.35cm" draw:control="control5"/></text:span></text:span></text:p>
          </table:table-cell>
          <table:table-cell table:style-name="Tabel2.A1" office:value-type="string">
            <text:p text:style-name="P89"><text:span text:style-name="Strong_20_Emphasis"><text:span text:style-name="T64"><draw:control text:anchor-type="as-char" draw:z-index="12" draw:name="Vorm40_ 1" draw:style-name="gr1" draw:text-style-name="P105" svg:width="0.35cm" svg:height="0.35cm" draw:control="control11"/></text:span></text:span></text:p>
          </table:table-cell>
          <table:table-cell table:style-name="Tabel2.D1" office:value-type="string">
            <text:p text:style-name="P36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78"><text:span text:style-name="User_20_Entry"><text:span text:style-name="T104">Login any additional </text:span></text:span><text:span text:style-name="Definition"><text:span text:style-name="T239">USER</text:span></text:span><text:span text:style-name="User_20_Entry"><text:span text:style-name="T103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6"><text:span text:style-name="Strong_20_Emphasis"><text:span text:style-name="T90"><draw:control text:anchor-type="as-char" draw:z-index="15" draw:name="Vorm4_ 2" draw:style-name="gr1" draw:text-style-name="P105" svg:width="0.35cm" svg:height="0.35cm" draw:control="control14"/></text:span></text:span></text:p>
          </table:table-cell>
          <table:table-cell table:style-name="Tabel2.D2" office:value-type="string">
            <text:p text:style-name="P44"><text:span text:style-name="Strong_20_Emphasis"><text:span text:style-name="T116">Go through the welcome screens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90"><text:span text:style-name="Strong_20_Emphasis"><text:span text:style-name="T64"><draw:control text:anchor-type="as-char" draw:z-index="21" draw:name="Vorm 8" draw:style-name="gr1" draw:text-style-name="P105" svg:width="0.35cm" svg:height="0.35cm" draw:control="control20"/></text:span></text:span></text:p>
          </table:table-cell>
          <table:table-cell table:style-name="Tabel2.A1" office:value-type="string">
            <text:p text:style-name="P90"><text:span text:style-name="Strong_20_Emphasis"><text:span text:style-name="T64"><draw:control text:anchor-type="as-char" draw:z-index="22" draw:name="Vorm 9" draw:style-name="gr1" draw:text-style-name="P105" svg:width="0.35cm" svg:height="0.35cm" draw:control="control21"/></text:span></text:span></text:p>
          </table:table-cell>
          <table:table-cell table:style-name="Tabel2.D5" office:value-type="string">
            <text:p text:style-name="P38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7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3"><text:span text:style-name="T170">The </text:span><text:span text:style-name="T169">Super</text:span><text:span text:style-name="T170"> key is the Windows key, Command key (Apple), or Magnifier key </text:span><text:span text:style-name="T171">(Chromebook)</text:span><text:span text:style-name="T170">.</text:span></text:p></text:note-body></text:note></text:span></text:span><text:span text:style-name="Strong_20_Emphasis"><text:span text:style-name="T46">, type </text:span></text:span><text:span text:style-name="Strong_20_Emphasis"><text:span text:style-name="T78">menu</text:span></text:span><text:span text:style-name="Strong_20_Emphasis"><text:span text:style-name="T46"> and click on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6" office:value-type="string">
            <text:p text:style-name="P37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82">4</text:span></text:span><text:span text:style-name="Strong_20_Emphasis"><text:span text:style-name="T71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7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</table:table>
      <text:p text:style-name="P46"/>
      <text:p text:style-name="P47"/>
      <text:p text:style-name="P59"><text:span text:style-name="T165">End of checklist,</text:span><text:span text:style-name="T166"> </text:span><text:span text:style-name="Strong_20_Emphasis"><text:span text:style-name="T126"><text:user-field-get text:name="Distro">Ubuntu</text:user-field-get></text:span></text:span><text:span text:style-name="T164"><text:s/></text:span><text:span text:style-name="T163"><text:user-field-get text:name="Version">24.04 LTS</text:user-field-get></text:span><text:span text:style-name="T163"><text:s/></text:span><text:span text:style-name="Strong_20_Emphasis"><text:span text:style-name="T127">Desktop</text:span></text:span><text:span text:style-name="Strong_20_Emphasis"><text:span text:style-name="T86"> </text:span></text:span><text:span text:style-name="T165">installation is complete.</text:span></text:p>
      <text:p text:style-name="P33"/>
      <text:p text:style-name="P24"><text:span text:style-name="Emphasis"><text:span text:style-name="T256">Written</text:span></text:span><text:span text:style-name="Emphasis"><text:span text:style-name="T257"> </text:span></text:span><text:span text:style-name="Emphasis"><text:span text:style-name="T256">by</text:span></text:span><text:span text:style-name="Emphasis"><text:span text:style-name="T25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3">Karel Zimmer</text:span></text:span></text:a><text:span text:style-name="Emphasis"><text:span text:style-name="T258">.</text:span></text:span></text:p>
      <text:p text:style-name="P25"><text:span text:style-name="Emphasis"><text:span text:style-name="T261">License </text:span></text:span><text:span text:style-name="Emphasis"><text:span text:style-name="T259">C</text:span></text:span><text:span text:style-name="Emphasis"><text:span text:style-name="T260">C0</text:span></text:span><text:span text:style-name="Emphasis"><text:span text:style-name="T258"> 1.0 </text:span></text:span><text:span text:style-name="Emphasis"><text:span text:style-name="T26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2"><text:s/></text:span></text:span><text:span text:style-name="Emphasis"><text:span text:style-name="T26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10-15T18:04:43.737634448">15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5T18:04:43.614169650</dc:date>
    <meta:keyword>Installatie</meta:keyword>
    <meta:keyword>Checklist</meta:keyword>
    <meta:keyword>Linux</meta:keyword>
    <meta:editing-cycles>6927</meta:editing-cycles>
    <meta:editing-duration>P12DT6H4M2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0" meta:word-count="540" meta:character-count="3312" meta:non-whitespace-character-count="2801"/>
    <meta:user-defined meta:name="Info 1"/>
    <meta:user-defined meta:name="Info 2"/>
    <meta:user-defined meta:name="Info 3"/>
    <meta:user-defined meta:name="Info 4"/>
  </office:meta>
</office:document-meta>
</file>